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/>
    <style:style style:name="ce9" style:family="table-cell" style:parent-style-name="Default" style:data-style-name="N29"/>
    <style:style style:name="ce10" style:family="table-cell" style:parent-style-name="Default" style:data-style-name="N29"/>
    <style:style style:name="co1" style:family="table-column">
      <style:table-column-properties fo:break-before="auto" style:column-width="4.63020833333333cm" style:use-optimal-column-width="true"/>
    </style:style>
    <style:style style:name="co2" style:family="table-column">
      <style:table-column-properties fo:break-before="auto" style:column-width="2.09020833333333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9.10166666666667cm"/>
    </style:style>
    <style:style style:name="co9" style:family="table-column">
      <style:table-column-properties fo:break-before="auto" style:column-width="2.778125cm" style:use-optimal-column-width="true"/>
    </style:style>
    <style:style style:name="co10" style:family="table-column">
      <style:table-column-properties fo:break-before="auto" style:column-width="2.619375cm" style:use-optimal-column-width="true"/>
    </style:style>
    <style:style style:name="co11" style:family="table-column">
      <style:table-column-properties fo:break-before="auto" style:column-width="4.18041666666667cm" style:use-optimal-column-width="true"/>
    </style:style>
    <style:style style:name="ro1" style:family="table-row">
      <style:table-row-properties style:row-height="15.9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6"/>
          <table:table-cell table:style-name="ce1">
            <draw:frame draw:z-index="1" draw:id="id0" draw:style-name="a0" draw:name="Chart 1" svg:x="0.32639in" svg:y="0in" svg:width="4.95139in" svg:height="2.5694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2">
            <text:p>impacto concurrenc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<text:s/>instancias</text:p>
          </table:table-cell>
          <table:table-cell office:value-type="string" table:style-name="ce1">
            <text:p><text:s/>tiempo medio</text:p>
          </table:table-cell>
          <table:table-cell office:value-type="string" table:style-name="ce1">
            <text:p>tiempo mínimo</text:p>
          </table:table-cell>
          <table:table-cell office:value-type="string" table:style-name="ce1">
            <text:p>tiempo máxim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1 (baseline)</text:p>
          </table:table-cell>
          <table:table-cell office:value-type="time" office:time-value="PT0H0M6S" table:style-name="ce5">
            <text:p>00:06,43</text:p>
          </table:table-cell>
          <table:table-cell office:value-type="time" office:time-value="PT0H0M6S" table:style-name="ce5">
            <text:p>00:06,24</text:p>
          </table:table-cell>
          <table:table-cell office:value-type="time" office:time-value="PT0H0M6S" table:style-name="ce5">
            <text:p>00:06,3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(NTHREADS/2) +1<text:s/></text:p>
          </table:table-cell>
          <table:table-cell office:value-type="time" office:time-value="PT0H0M9S" table:style-name="ce5">
            <text:p>00:09,63</text:p>
          </table:table-cell>
          <table:table-cell office:value-type="time" office:time-value="PT0H0M9S" table:style-name="ce5">
            <text:p>00:09,56</text:p>
          </table:table-cell>
          <table:table-cell office:value-type="time" office:time-value="PT0H0M9S" table:style-name="ce5">
            <text:p>00:09,7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NTHREADS+2</text:p>
          </table:table-cell>
          <table:table-cell office:value-type="time" office:time-value="PT0H0M13S" table:style-name="ce5">
            <text:p>00:13,00</text:p>
          </table:table-cell>
          <table:table-cell office:value-type="time" office:time-value="PT0H0M12S" table:style-name="ce5">
            <text:p>00:12,99</text:p>
          </table:table-cell>
          <table:table-cell office:value-type="time" office:time-value="PT0H0M13S" table:style-name="ce5">
            <text:p>00:13,05</text:p>
          </table:table-cell>
          <table:table-cell table:number-columns-repeated="16380" table:style-name="ce1"/>
        </table:table-row>
        <table:table-row table:style-name="ro2">
          <table:table-cell table:style-name="ce3"/>
          <table:table-cell table:style-name="ce7"/>
          <table:table-cell table:number-columns-repeated="16382" table:style-name="ce1"/>
        </table:table-row>
        <table:table-row table:number-rows-repeated="2" table:style-name="ro2">
          <table:table-cell table:style-name="ce3"/>
          <table:table-cell table:number-columns-repeated="16383" table:style-name="ce1"/>
        </table:table-row>
        <table:table-row table:style-name="ro2">
          <table:table-cell table:style-name="ce3"/>
          <table:table-cell table:style-name="ce1"/>
          <table:table-cell table:style-name="ce8"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6"/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number-rows-repeated="4" table:style-name="ro2">
          <table:table-cell table:style-name="ce3"/>
          <table:table-cell table:number-columns-repeated="16383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 office:value-type="string" table:style-name="ce4">
            <text:p><text:s/></text:p>
          </table:table-cell>
          <table:table-cell table:number-columns-repeated="16383"/>
        </table:table-row>
        <table:table-row table:number-rows-repeated="1048531" table:style-name="ro1">
          <table:table-cell table:number-columns-repeated="16384"/>
        </table:table-row>
      </table:table>
      <table:table table:name="impacto_afinidad" table:style-name="ta2">
        <table:table-column table:style-name="co6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2">
            <text:p>impacto afinidad</text:p>
          </table:table-cell>
          <table:table-cell table:number-columns-repeated="4" table:style-name="ce1"/>
          <table:table-cell table:style-name="ce1">
            <draw:frame draw:z-index="1" draw:id="id1" draw:style-name="a1" draw:name="Chart 1" svg:x="0.05556in" svg:y="0.041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3">
            <text:p>instancias</text:p>
          </table:table-cell>
          <table:table-cell office:value-type="string" table:style-name="ce1">
            <text:p><text:s/>tiempo medi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1 (baseline)</text:p>
          </table:table-cell>
          <table:table-cell table:number-columns-repeated="2" table:style-name="ce1"/>
          <table:table-cell table:style-name="ce5"/>
          <table:table-cell table:number-columns-repeated="16380"/>
        </table:table-row>
        <table:table-row table:style-name="ro2">
          <table:table-cell office:value-type="string" table:style-name="ce3">
            <text:p>1+1 (sin compartir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1+1 (compartiendo)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6"/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deteccion_grupos" table:style-name="ta1">
        <table:table-column table:style-name="co8" table:default-cell-style-name="ce1"/>
        <table:table-column table:style-name="co5" table:number-columns-repeated="16383" table:default-cell-style-name="ce1"/>
        <table:table-row table:style-name="ro2">
          <table:table-cell office:value-type="string" table:style-name="ce2">
            <text:p>detección grupos</text:p>
          </table:table-cell>
          <table:table-cell table:style-name="ce1"/>
          <table:table-cell table:style-name="ce1">
            <draw:frame draw:z-index="1" draw:id="id2" draw:style-name="a2" draw:name="Chart 1" svg:x="0.67708in" svg:y="0in" svg:width="6.61458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stancias</text:p>
          </table:table-cell>
          <table:table-cell office:value-type="string" table:style-name="ce1">
            <text:p><text:s/>tiempo medio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 (baseline)</text:p>
          </table:table-cell>
          <table:table-cell office:value-type="time" office:time-value="PT0H0M6S" table:style-name="ce5">
            <text:p>00:06,3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distinto usuario y distinto terminal</text:p>
          </table:table-cell>
          <table:table-cell office:value-type="time" office:time-value="PT0H0M6S" table:style-name="ce9">
            <text:p>00:06,4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mismo usuario y distinto terminal</text:p>
          </table:table-cell>
          <table:table-cell office:value-type="time" office:time-value="PT0H0M6S" table:style-name="ce9">
            <text:p>00:06,4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distinto usuario mismo terminal</text:p>
          </table:table-cell>
          <table:table-cell office:value-type="time" office:time-value="PT0H0M7S" table:style-name="ce10">
            <text:p>00:07,8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impacto_prioridad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2">
            <text:p>impacto priorida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instancias</text:p>
          </table:table-cell>
          <table:table-cell office:value-type="string" table:style-name="ce1">
            <text:p><text:s/>tiempo medio FIB</text:p>
          </table:table-cell>
          <table:table-cell office:value-type="string" table:style-name="ce1">
            <text:p>tiempo medio BAJA_PRIO_FIB</text:p>
          </table:table-cell>
          <table:table-cell/>
          <table:table-cell table:style-name="ce1">
            <draw:frame draw:z-index="1" draw:id="id3" draw:style-name="a3" draw:name="Chart 1" svg:x="0.18403in" svg:y="0.1180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3">
            <text:p>1 (baseline)</text:p>
          </table:table-cell>
          <table:table-cell office:value-type="string" table:style-name="ce1">
            <text:p>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1 y 1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1 y NTHREADS+2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number:time-style style:name="N40">
      <number:minutes number:style="long"/>
      <number:text>:</number:text>
      <number:seconds number:style="long" number:decimal-places="2"/>
    </number:time-style>
    <number:currency-style style:name="N41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1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1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2</meta:generator>
    <meta:initial-creator>Microsoft Office User</meta:initial-creator>
    <dc:creator>miquel.amorin</dc:creator>
    <meta:creation-date>2019-02-20T15:47:33Z</meta:creation-date>
    <dc:date>2022-11-18T12:40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minutes number:style="long"/>
      <number:text>:</number:text>
      <number:seconds number:style="long" number:decimal-places="2"/>
    </number:tim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4.9996062992126pt" svg:width="356.5000787401575pt" chart:style-name="Crt0">
        <chart:title chart:style-name="CT00">
          <text:p text:style-name="a0" text:class-names="" text:cond-style-name="">impacto concurrenci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medio</text:p>
            </chart:title>
            <chart:grid chart:class="major" chart:style-name="GMa0"/>
          </chart:axis>
          <chart:axis chart:dimension="x" chart:name="primary-x" chart:style-name="Axs1">
            <chart:categories table:cell-range-address="impacto_concurrencia.$A$4:.$A$6"/>
          </chart:axis>
          <chart:series chart:label-cell-address="impacto_concurrencia.$B$3" chart:values-cell-range-address="impacto_concurrencia.$B$4:.$B$6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minutes number:style="long"/>
      <number:text>:</number:text>
      <number:seconds number:style="long" number:decimal-places="2"/>
    </number:tim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<text:s text:c="1"/>impacto afinid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medio</text:p>
            </chart:title>
            <chart:grid chart:class="major" chart:style-name="GMa0"/>
          </chart:axis>
          <chart:axis chart:dimension="x" chart:name="primary-x" chart:style-name="Axs1">
            <chart:categories table:cell-range-address="impacto_afinidad.$A$3:.$A$5"/>
          </chart:axis>
          <chart:series chart:label-cell-address="impacto_afinidad.$B$2" chart:values-cell-range-address="deteccion_grupos.$B$3:.$B$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minutes number:style="long"/>
      <number:text>:</number:text>
      <number:seconds number:style="long" number:decimal-places="2"/>
    </number:tim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76.25pt" chart:style-name="Crt0">
        <chart:title chart:style-name="CT00">
          <text:p text:style-name="a0" text:class-names="" text:cond-style-name=""><text:s text:c="1"/>detección grupo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medio</text:p>
            </chart:title>
            <chart:grid chart:class="major" chart:style-name="GMa0"/>
          </chart:axis>
          <chart:axis chart:dimension="x" chart:name="primary-x" chart:style-name="Axs1">
            <chart:categories table:cell-range-address="deteccion_grupos.$A$3:.$A$6"/>
          </chart:axis>
          <chart:series chart:label-cell-address="deteccion_grupos.$B$2" chart:values-cell-range-address="deteccion_grupos.$B$3:.$B$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mpacto prioridad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mpacto_prioridad.$A$3:.$A$5"/>
          </chart:axis>
          <chart:series chart:label-cell-address="impacto_prioridad.$B$2" chart:values-cell-range-address="impacto_prioridad.$B$3:.$B$5" chart:class="chart:bar" chart:attached-axis="primary-y" chart:style-name="G0S0">
            <chart:data-point chart:repeated="3"/>
          </chart:series>
          <chart:series chart:label-cell-address="impacto_prioridad.$C$2" chart:values-cell-range-address="impacto_prioridad.$C$3:.$C$5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